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monospace" officeooo:rsid="000d01d1" officeooo:paragraph-rsid="000d01d1"/>
    </style:style>
    <style:style style:name="P2" style:family="paragraph" style:parent-style-name="Standard">
      <style:text-properties officeooo:rsid="000d01d1" officeooo:paragraph-rsid="000d01d1"/>
    </style:style>
    <style:style style:name="P3" style:family="paragraph" style:parent-style-name="Standard">
      <style:text-properties fo:color="#000000" officeooo:rsid="000d01d1" officeooo:paragraph-rsid="000d01d1"/>
    </style:style>
    <style:style style:name="P4" style:family="paragraph" style:parent-style-name="Standard">
      <style:text-properties fo:color="#000000" officeooo:rsid="000ee77d" officeooo:paragraph-rsid="000ee77d"/>
    </style:style>
    <style:style style:name="T1" style:family="text">
      <style:text-properties fo:color="#ff0000"/>
    </style:style>
    <style:style style:name="T2" style:family="text">
      <style:text-properties fo:color="#ff0000" style:font-name="monospace"/>
    </style:style>
    <style:style style:name="T3" style:family="text">
      <style:text-properties fo:color="#00cc33"/>
    </style:style>
    <style:style style:name="T4" style:family="text">
      <style:text-properties fo:color="#00cc33"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QT Designer Genera archivos .ui, que consiste en una serie de tags (xml) que describen todo lo que generamos.</text:p>
      <text:p text:style-name="P2"/>
      <text:p text:style-name="P2">Por lo que es necesario “compilarlo” o transformarlo a codigo Python para que pueda ser ejecutado, y transformado.</text:p>
      <text:p text:style-name="P2"/>
      <text:p text:style-name="P2"/>
      <text:p text:style-name="P2"><text:bookmark-start text:name="__DdeLink__2_675214241"/>1<text:bookmark-end text:name="__DdeLink__2_675214241"/>) Guardar el archivo terminado, supongamos <text:span text:style-name="T1">form.ui</text:span></text:p>
      <text:p text:style-name="P3">2) Ejecutar el comando:</text:p>
      <text:p text:style-name="P1">pyuic4 <text:bookmark-start text:name="__DdeLink__4_675214241"/><text:span text:style-name="T1">form.ui</text:span><text:bookmark-end text:name="__DdeLink__4_675214241"/> &amp;gt; <text:bookmark-start text:name="__DdeLink__6_675214241"/><text:span text:style-name="T3">form.py</text:span><text:bookmark-end text:name="__DdeLink__6_675214241"/></text:p>
      <text:p text:style-name="P3">donde:</text:p>
      <text:p text:style-name="P3"><text:span text:style-name="T2">form.ui</text:span>: Es el archivo que generamos con PyQT Designer.</text:p>
      <text:p text:style-name="P3"><text:span text:style-name="T4">form.py</text:span>: Es el archivo destino, no es necesario que exista, pero es recomendable que tenga un nombre significado y descriptivo.</text:p>
      <text:p text:style-name="P3"/>
      <text:p text:style-name="P3">Perfecto, ya tenemos un archivo form.py, con nuestra ventana en codigo Python.</text:p>
      <text:p text:style-name="P3"/>
      <text:p text:style-name="P3"/>
      <text:p text:style-name="P4"><text:a xlink:type="simple" xlink:href="https://pythonspot.com/en/building-an-application-gui-with-pyqt-beginners-tutorial/" text:style-name="Internet_20_link" text:visited-style-name="Visited_20_Internet_20_Link">https://pythonspot.com/en/building-an-application-gui-with-pyqt-beginners-tutorial/</text:a></text:p>
      <text:p text:style-name="P4">Teran Jo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8:16:56.339151638</meta:creation-date>
    <dc:date>2016-04-25T18:26:46.850093220</dc:date>
    <meta:editing-duration>PT2M47S</meta:editing-duration>
    <meta:editing-cycles>1</meta:editing-cycles>
    <meta:document-statistic meta:table-count="0" meta:image-count="0" meta:object-count="0" meta:page-count="1" meta:paragraph-count="11" meta:word-count="97" meta:character-count="685" meta:non-whitespace-character-count="599"/>
    <meta:generator>LibreOffice/4.4.7.2$Linux_x86 LibreOffice_project/40m0$Build-2</meta:generator>
  </office:meta>
</office:document-meta>
</file>